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b4a1d" officeooo:paragraph-rsid="000b4a1d"/>
    </style:style>
    <style:style style:name="P2" style:family="paragraph" style:parent-style-name="Text_20_body">
      <style:text-properties officeooo:rsid="000b4a1d" officeooo:paragraph-rsid="000b4a1d"/>
    </style:style>
    <style:style style:name="P3" style:family="paragraph" style:parent-style-name="Text_20_body">
      <style:text-properties fo:font-weight="bold" officeooo:rsid="000b4a1d" officeooo:paragraph-rsid="000b4a1d" style:font-weight-asian="bold" style:font-weight-complex="bold"/>
    </style:style>
    <style:style style:name="P4" style:family="paragraph" style:parent-style-name="Text_20_body">
      <style:text-properties officeooo:rsid="000c32ab" officeooo:paragraph-rsid="000c32a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ter 17: Bootstrap 5 Cards</text:p>
      <text:h text:style-name="P1" text:outline-level="1">Understanding “card-text”:</text:h>
      <text:p text:style-name="P2">If <text:span text:style-name="T1">&lt;p class=”card-text”&gt;</text:span> is the last (or only) element inside <text:span text:style-name="T1">.card-body</text:span>, Bootstrap removes its bottom margin automatically.</text:p>
      <text:p text:style-name="P2">Normally: &lt;p&gt; has a default bottom margin. That margin creates space below text. But inside a card, if that paragraph is the last thing, that extra space looks weird. So bootstrap removes the extra margin for &lt;p&gt; tags with class “card-text” which are the last elements.</text:p>
      <text:h text:style-name="Heading_20_1" text:outline-level="1">Understanding “card-img-overlay” and “card-img-top”:</text:h>
      <text:p text:style-name="P3">Code:</text:p>
      <text:p text:style-name="P2">&lt;img class="card-img-top"&gt;</text:p>
      <text:p text:style-name="P2">&lt;div class="card-img-overlay"&gt;...&lt;/div&gt;</text:p>
      <text:p text:style-name="P4">This allows the text to float above the image which sits at the background. But with ‘card-img-bottom’, this doesn’t wor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2T13:05:05.018197227</meta:creation-date>
    <dc:date>2026-05-02T13:21:37.229764885</dc:date>
    <meta:editing-duration>PT5M59S</meta:editing-duration>
    <meta:editing-cycles>1</meta:editing-cycles>
    <meta:document-statistic meta:table-count="0" meta:image-count="0" meta:object-count="0" meta:page-count="1" meta:paragraph-count="9" meta:word-count="99" meta:character-count="692" meta:non-whitespace-character-count="602"/>
    <meta:generator>LibreOffice/24.2.7.2$Linux_X86_64 LibreOffice_project/420$Build-2</meta:generator>
  </office:meta>
</office:document-meta>
</file>